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70000033250ABE6567F9646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552cm" svg:height="7.356cm" svg:x="0.648cm" svg:y="0.003cm">
          <draw:image xlink:href="Pictures/10000000000003B70000033250ABE6567F9646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4T14:48:53.267000000</dc:date>
    <meta:editing-duration>PT3M53S</meta:editing-duration>
    <meta:editing-cycles>2</meta:editing-cycles>
    <meta:generator>LibreOffice/5.0.4.2$Windows_x86 LibreOffice_project/2b9802c1994aa0b7dc6079e128979269cf95bc78</meta:generator>
    <meta:document-statistic meta:object-count="1"/>
  </office:meta>
</office:document-meta>
</file>